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SCCommentEndComments.generate( PSGenerator g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SCCommentEndComments.has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SCCommentEndComments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SCCommentEndComments.parse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